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" svg:font-family="arial" style:font-family-generic="swiss"/>
    <style:font-face style:name="Ubuntu" svg:font-family="Ubuntu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51cm" table:align="margins" style:writing-mode="lr-tb"/>
    </style:style>
    <style:style style:name="Table2.A" style:family="table-column">
      <style:table-column-properties style:column-width="4.128cm" style:rel-column-width="16383*"/>
    </style:style>
    <style:style style:name="Table2.D" style:family="table-column">
      <style:table-column-properties style:column-width="4.128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5.464cm" fo:margin-left="1.258cm" table:align="left" style:writing-mode="lr-tb"/>
    </style:style>
    <style:style style:name="Table5.A" style:family="table-column">
      <style:table-column-properties style:column-width="2.293cm"/>
    </style:style>
    <style:style style:name="Table5.B" style:family="table-column">
      <style:table-column-properties style:column-width="2.787cm"/>
    </style:style>
    <style:style style:name="Table5.C" style:family="table-column">
      <style:table-column-properties style:column-width="10.384cm"/>
    </style:style>
    <style:style style:name="Table5.1" style:family="table-row">
      <style:table-row-properties style:min-row-height="0.737cm" fo:keep-together="auto"/>
    </style:style>
    <style:style style:name="Table5.A1" style:family="table-cell">
      <style:table-cell-properties style:vertical-align="top" fo:background-color="#00000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00000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5.2" style:family="table-row">
      <style:table-row-properties style:min-row-height="1.722cm"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5.C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5.A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5.B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5.C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e5.A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5.B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5.C4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e5.5" style:family="table-row">
      <style:table-row-properties style:min-row-height="2.175cm" fo:keep-together="auto"/>
    </style:style>
    <style:style style:name="Table5.A5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5.B5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5.C5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P1" style:family="paragraph" style:parent-style-name="Heading">
      <style:text-properties officeooo:paragraph-rsid="0020d29d"/>
    </style:style>
    <style:style style:name="P2" style:family="paragraph" style:parent-style-name="Heading">
      <style:paragraph-properties fo:text-align="end" style:justify-single-word="false"/>
      <style:text-properties style:font-name="arial" fo:language="pl" fo:country="PL"/>
    </style:style>
    <style:style style:name="P3" style:family="paragraph" style:parent-style-name="Heading">
      <style:text-properties style:font-name="arial" fo:font-size="14pt" fo:language="pl" fo:country="PL" style:font-size-asian="14pt"/>
    </style:style>
    <style:style style:name="P4" style:family="paragraph" style:parent-style-name="Heading">
      <style:paragraph-properties fo:text-align="end" style:justify-single-word="false"/>
      <style:text-properties style:font-name="arial" fo:font-size="14pt" fo:language="pl" fo:country="PL" style:font-size-asian="14pt"/>
    </style:style>
    <style:style style:name="P5" style:family="paragraph" style:parent-style-name="Heading">
      <style:text-properties style:font-name="arial" fo:font-size="12pt" fo:language="pl" fo:country="PL" style:font-size-asian="12pt" style:language-asian="none" style:country-asian="none" style:font-size-complex="12pt"/>
    </style:style>
    <style:style style:name="P6" style:family="paragraph" style:parent-style-name="Main_20_Title">
      <style:text-properties fo:font-size="12pt" officeooo:paragraph-rsid="0020d29d" style:font-size-asian="12pt"/>
    </style:style>
    <style:style style:name="P7" style:family="paragraph" style:parent-style-name="Standard">
      <style:text-properties fo:language="pl" fo:country="PL"/>
    </style:style>
    <style:style style:name="P8" style:family="paragraph" style:parent-style-name="Standard">
      <style:text-properties fo:language="pl" fo:country="PL" fo:font-weight="bold" officeooo:rsid="00247200" officeooo:paragraph-rsid="00247200" style:font-weight-asian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text-properties style:font-name="arial" fo:font-size="14pt" fo:language="pl" fo:country="PL" style:font-size-asian="14pt"/>
    </style:style>
    <style:style style:name="P12" style:family="paragraph" style:parent-style-name="Standard">
      <style:paragraph-properties fo:text-align="end" style:justify-single-word="false"/>
      <style:text-properties style:font-name="arial" fo:font-size="14pt" fo:language="pl" fo:country="PL" officeooo:rsid="0020d29d" officeooo:paragraph-rsid="0020d29d" style:font-size-asian="14pt" style:font-size-complex="14pt"/>
    </style:style>
    <style:style style:name="P13" style:family="paragraph" style:parent-style-name="Standard">
      <style:text-properties style:font-name="arial" fo:language="pl" fo:country="PL"/>
    </style:style>
    <style:style style:name="P14" style:family="paragraph" style:parent-style-name="Standard">
      <style:text-properties style:font-name="arial" fo:language="pl" fo:country="PL" officeooo:rsid="002de76e" officeooo:paragraph-rsid="002de76e"/>
    </style:style>
    <style:style style:name="P15" style:family="paragraph" style:parent-style-name="Standard">
      <style:text-properties style:font-name="arial" fo:language="pl" fo:country="PL" officeooo:rsid="002c02b0" officeooo:paragraph-rsid="002c02b0"/>
    </style:style>
    <style:style style:name="P16" style:family="paragraph" style:parent-style-name="Standard">
      <style:text-properties style:font-name="arial" fo:language="pl" fo:country="PL" officeooo:rsid="005641aa" officeooo:paragraph-rsid="005641aa"/>
    </style:style>
    <style:style style:name="P17" style:family="paragraph" style:parent-style-name="Standard">
      <style:text-properties style:font-name="arial" fo:language="pl" fo:country="PL" officeooo:rsid="005ae067" officeooo:paragraph-rsid="005ae067"/>
    </style:style>
    <style:style style:name="P18" style:family="paragraph" style:parent-style-name="Standard">
      <style:paragraph-properties fo:text-align="justify" style:justify-single-word="false"/>
      <style:text-properties style:font-name="arial" fo:language="pl" fo:country="PL" officeooo:rsid="00097bba" officeooo:paragraph-rsid="002fdb45"/>
    </style:style>
    <style:style style:name="P19" style:family="paragraph" style:parent-style-name="Standard">
      <style:paragraph-properties fo:text-align="end" style:justify-single-word="false"/>
      <style:text-properties style:font-name="arial" fo:font-size="18pt" fo:language="pl" fo:country="PL" fo:font-weight="bold" officeooo:rsid="0020d29d" officeooo:paragraph-rsid="0020d29d" style:font-size-asian="18pt" style:font-weight-asian="bold" style:font-size-complex="18pt" style:font-weight-complex="bold"/>
    </style:style>
    <style:style style:name="P20" style:family="paragraph" style:parent-style-name="Standard">
      <style:text-properties officeooo:paragraph-rsid="005ba852"/>
    </style:style>
    <style:style style:name="P21" style:family="paragraph" style:parent-style-name="Standard">
      <style:text-properties officeooo:rsid="000c904b" officeooo:paragraph-rsid="006516c9"/>
    </style:style>
    <style:style style:name="P22" style:family="paragraph" style:parent-style-name="Standard">
      <style:text-properties officeooo:paragraph-rsid="006516c9"/>
    </style:style>
    <style:style style:name="P23" style:family="paragraph" style:parent-style-name="Standard">
      <style:paragraph-properties fo:text-align="justify" style:justify-single-word="false"/>
      <style:text-properties officeooo:rsid="00458e39" officeooo:paragraph-rsid="00458e39"/>
    </style:style>
    <style:style style:name="P24" style:family="paragraph" style:parent-style-name="Standard">
      <style:paragraph-properties fo:text-align="justify" style:justify-single-word="false"/>
      <style:text-properties officeooo:paragraph-rsid="00482d4e"/>
    </style:style>
    <style:style style:name="P25" style:family="paragraph" style:parent-style-name="Standard">
      <style:paragraph-properties fo:text-align="justify" style:justify-single-word="false"/>
      <style:text-properties officeooo:paragraph-rsid="0057e416"/>
    </style:style>
    <style:style style:name="P26" style:family="paragraph" style:parent-style-name="Standard">
      <style:paragraph-properties fo:text-align="justify" style:justify-single-word="false"/>
      <style:text-properties officeooo:rsid="0050a791" officeooo:paragraph-rsid="0050a791"/>
    </style:style>
    <style:style style:name="P27" style:family="paragraph" style:parent-style-name="Standard">
      <style:paragraph-properties fo:text-align="justify" style:justify-single-word="false"/>
      <style:text-properties officeooo:rsid="0027fbc1" officeooo:paragraph-rsid="0027fbc1"/>
    </style:style>
    <style:style style:name="P28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l" fo:country="PL"/>
    </style:style>
    <style:style style:name="P29" style:family="paragraph" style:parent-style-name="Header">
      <style:text-properties fo:language="pl" fo:country="PL"/>
    </style:style>
    <style:style style:name="P30" style:family="paragraph" style:parent-style-name="Standard">
      <style:paragraph-properties fo:margin-left="0cm" fo:margin-right="0.635cm" fo:text-indent="0cm" style:auto-text-indent="false"/>
    </style:style>
    <style:style style:name="P31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fo:language="pl" fo:country="PL"/>
    </style:style>
    <style:style style:name="P32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.746cm"/>
          <style:tab-stop style:position="16.51cm" style:type="right"/>
        </style:tab-stops>
      </style:paragraph-properties>
    </style:style>
    <style:style style:name="P34" style:family="paragraph" style:parent-style-name="Tabletext">
      <style:paragraph-properties fo:text-align="center" style:justify-single-word="false"/>
      <style:text-properties style:font-name="arial" fo:language="pl" fo:country="PL" fo:font-weight="bold" style:font-weight-asian="bold"/>
    </style:style>
    <style:style style:name="P35" style:family="paragraph" style:parent-style-name="Tabletext">
      <style:paragraph-properties fo:text-align="center" style:justify-single-word="false"/>
      <style:text-properties style:font-name="arial" fo:language="pl" fo:country="PL" fo:font-weight="bold" officeooo:rsid="006516c9" officeooo:paragraph-rsid="006516c9" style:font-weight-asian="bold"/>
    </style:style>
    <style:style style:name="P36" style:family="paragraph" style:parent-style-name="Tabletext">
      <style:text-properties style:font-name="arial" fo:language="pl" fo:country="PL" officeooo:rsid="001bac2c" officeooo:paragraph-rsid="001bac2c"/>
    </style:style>
    <style:style style:name="P37" style:family="paragraph" style:parent-style-name="Tabletext">
      <style:paragraph-properties style:snap-to-layout-grid="false"/>
      <style:text-properties style:font-name="arial" fo:language="pl" fo:country="PL"/>
    </style:style>
    <style:style style:name="P38" style:family="paragraph" style:parent-style-name="Tabletext">
      <style:text-properties style:font-name="arial" fo:language="pl" fo:country="PL" officeooo:rsid="00223cfe" officeooo:paragraph-rsid="00223cfe"/>
    </style:style>
    <style:style style:name="P39" style:family="paragraph" style:parent-style-name="Tabletext">
      <style:paragraph-properties style:snap-to-layout-grid="false"/>
      <style:text-properties style:font-name="arial" fo:language="pl" fo:country="PL" officeooo:rsid="006516c9" officeooo:paragraph-rsid="006516c9"/>
    </style:style>
    <style:style style:name="P40" style:family="paragraph" style:parent-style-name="Heading">
      <style:paragraph-properties fo:break-before="page"/>
      <style:text-properties style:font-name="arial" fo:language="pl" fo:country="PL"/>
    </style:style>
    <style:style style:name="P41" style:family="paragraph" style:parent-style-name="Text_20_body">
      <style:text-properties style:font-name="arial" fo:language="pl" fo:country="PL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fo:color="#000000" style:font-name="arial" fo:language="pl" fo:country="PL" fo:font-style="normal" fo:font-weight="bold" style:font-style-asian="normal" style:font-weight-asian="bold" style:font-style-complex="normal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color="#000000" style:font-name="arial" fo:language="pl" fo:country="PL" fo:font-style="normal" officeooo:rsid="00385a1e" officeooo:paragraph-rsid="00385a1e" style:font-style-asian="normal" style:font-style-complex="normal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language="pl" fo:country="PL" officeooo:rsid="0025607f" officeooo:paragraph-rsid="0025607f"/>
    </style:style>
    <style:style style:name="P45" style:family="paragraph" style:parent-style-name="InfoBlue">
      <style:paragraph-properties fo:margin-left="0cm" fo:margin-right="0cm" fo:text-indent="0cm" style:auto-text-indent="false"/>
      <style:text-properties style:font-name="arial" fo:language="pl" fo:country="PL" officeooo:paragraph-rsid="0050a791"/>
    </style:style>
    <style:style style:name="P46" style:family="paragraph" style:parent-style-name="Table_20_Contents">
      <style:text-properties officeooo:rsid="005c809e" officeooo:paragraph-rsid="005c809e"/>
    </style:style>
    <style:style style:name="P47" style:family="paragraph" style:parent-style-name="Table_20_Contents">
      <style:text-properties officeooo:rsid="005d9d95" officeooo:paragraph-rsid="005d9d95"/>
    </style:style>
    <style:style style:name="P48" style:family="paragraph" style:parent-style-name="Table_20_Contents">
      <style:text-properties officeooo:rsid="005f89b8" officeooo:paragraph-rsid="005f89b8"/>
    </style:style>
    <style:style style:name="P49" style:family="paragraph" style:parent-style-name="Table_20_Contents">
      <style:text-properties officeooo:rsid="00613937" officeooo:paragraph-rsid="00613937"/>
    </style:style>
    <style:style style:name="P50" style:family="paragraph" style:parent-style-name="Table_20_Contents">
      <style:text-properties officeooo:rsid="00618e46" officeooo:paragraph-rsid="00618e46"/>
    </style:style>
    <style:style style:name="P51" style:family="paragraph" style:parent-style-name="InfoBlue">
      <style:text-properties style:font-name="arial" fo:language="pl" fo:country="PL"/>
    </style:style>
    <style:style style:name="P52" style:family="paragraph" style:parent-style-name="InfoBlue">
      <style:text-properties fo:color="#000000" style:font-name="arial" fo:language="pl" fo:country="PL" fo:font-style="normal" style:font-style-asian="normal" style:font-style-complex="normal"/>
    </style:style>
    <style:style style:name="P53" style:family="paragraph" style:parent-style-name="InfoBlue">
      <style:text-properties fo:color="#000000" style:font-name="arial" fo:language="pl" fo:country="PL" fo:font-style="normal" officeooo:rsid="00385a1e" officeooo:paragraph-rsid="00385a1e" style:font-style-asian="normal" style:font-style-complex="normal"/>
    </style:style>
    <style:style style:name="P54" style:family="paragraph" style:parent-style-name="InfoBlue">
      <style:text-properties fo:color="#000000" style:font-name="arial" fo:language="pl" fo:country="PL" fo:font-style="normal" officeooo:rsid="00398f88" officeooo:paragraph-rsid="00398f88" style:font-style-asian="normal" style:font-style-complex="normal"/>
    </style:style>
    <style:style style:name="P55" style:family="paragraph" style:parent-style-name="InfoBlue">
      <style:text-properties fo:color="#000000" style:font-name="arial" fo:language="pl" fo:country="PL" fo:font-style="normal" officeooo:rsid="00399263" officeooo:paragraph-rsid="00399263" style:font-style-asian="normal" style:font-style-complex="normal"/>
    </style:style>
    <style:style style:name="P56" style:family="paragraph" style:parent-style-name="InfoBlue">
      <style:text-properties fo:color="#000000" style:font-name="arial" fo:language="pl" fo:country="PL" fo:font-style="normal" officeooo:rsid="003aa62f" officeooo:paragraph-rsid="003aa62f" style:font-style-asian="normal" style:font-style-complex="normal"/>
    </style:style>
    <style:style style:name="P57" style:family="paragraph" style:parent-style-name="InfoBlue">
      <style:text-properties fo:color="#000000" style:font-name="arial" fo:language="pl" fo:country="PL" fo:font-style="normal" officeooo:rsid="003abdfd" officeooo:paragraph-rsid="003abdfd" style:font-style-asian="normal" style:font-style-complex="normal"/>
    </style:style>
    <style:style style:name="P58" style:family="paragraph" style:parent-style-name="InfoBlue">
      <style:text-properties fo:color="#000000" style:font-name="arial" fo:language="pl" fo:country="PL" fo:font-style="normal" officeooo:rsid="003abdfd" officeooo:paragraph-rsid="006516c9" style:font-style-asian="normal" style:font-style-complex="normal"/>
    </style:style>
    <style:style style:name="P59" style:family="paragraph" style:parent-style-name="InfoBlue">
      <style:text-properties fo:color="#000000" style:font-name="arial" fo:language="pl" fo:country="PL" fo:font-style="normal" officeooo:rsid="006516c9" officeooo:paragraph-rsid="006516c9" style:font-style-asian="normal" style:font-style-complex="normal"/>
    </style:style>
    <style:style style:name="P60" style:family="paragraph" style:parent-style-name="Text_20_body" style:list-style-name="L2">
      <style:text-properties fo:color="#000000" style:font-name="arial" fo:language="pl" fo:country="PL" fo:font-style="normal" officeooo:rsid="00398f88" officeooo:paragraph-rsid="00398f88" style:font-style-asian="normal" style:font-style-complex="normal"/>
    </style:style>
    <style:style style:name="P61" style:family="paragraph" style:parent-style-name="Text_20_body" style:list-style-name="L3">
      <style:text-properties fo:color="#000000" style:font-name="arial" fo:language="pl" fo:country="PL" fo:font-style="normal" officeooo:rsid="00385a1e" officeooo:paragraph-rsid="00385a1e" style:font-style-asian="normal" style:font-style-complex="normal"/>
    </style:style>
    <style:style style:name="P62" style:family="paragraph" style:parent-style-name="Text_20_body" style:list-style-name="L4">
      <style:text-properties fo:color="#000000" style:font-name="arial" fo:language="pl" fo:country="PL" fo:font-style="normal" officeooo:rsid="00399263" officeooo:paragraph-rsid="00399263" style:font-style-asian="normal" style:font-style-complex="normal"/>
    </style:style>
    <style:style style:name="P63" style:family="paragraph" style:parent-style-name="Text_20_body" style:list-style-name="L4">
      <style:text-properties fo:color="#000000" style:font-name="arial" fo:language="pl" fo:country="PL" fo:font-style="normal" officeooo:rsid="003a9ec4" officeooo:paragraph-rsid="003a9ec4" style:font-style-asian="normal" style:font-style-complex="normal"/>
    </style:style>
    <style:style style:name="P64" style:family="paragraph" style:parent-style-name="Text_20_body" style:list-style-name="L5">
      <style:text-properties fo:color="#000000" style:font-name="arial" fo:language="pl" fo:country="PL" fo:font-style="normal" officeooo:rsid="003abdfd" officeooo:paragraph-rsid="003abdfd" style:font-style-asian="normal" style:font-style-complex="normal"/>
    </style:style>
    <style:style style:name="P65" style:family="paragraph" style:parent-style-name="Text_20_body" style:list-style-name="L5">
      <style:text-properties fo:color="#000000" style:font-name="arial" fo:language="pl" fo:country="PL" fo:font-style="normal" officeooo:rsid="003c4690" officeooo:paragraph-rsid="003c4690" style:font-style-asian="normal" style:font-style-complex="normal"/>
    </style:style>
    <style:style style:name="P66" style:family="paragraph" style:parent-style-name="Text_20_body" style:list-style-name="L5">
      <style:text-properties fo:color="#000000" style:font-name="arial" fo:language="pl" fo:country="PL" fo:font-style="normal" officeooo:rsid="003c4690" officeooo:paragraph-rsid="006516c9" style:font-style-asian="normal" style:font-style-complex="normal"/>
    </style:style>
    <style:style style:name="P67" style:family="paragraph" style:parent-style-name="Text_20_body" style:list-style-name="L5">
      <style:text-properties fo:color="#000000" style:font-name="arial" fo:language="pl" fo:country="PL" fo:font-style="normal" officeooo:rsid="003d5735" officeooo:paragraph-rsid="003d5735" style:font-style-asian="normal" style:font-style-complex="normal"/>
    </style:style>
    <style:style style:name="P68" style:family="paragraph" style:parent-style-name="Text_20_body" style:list-style-name="L5">
      <style:text-properties fo:color="#000000" style:font-name="arial" fo:language="pl" fo:country="PL" fo:font-style="normal" officeooo:rsid="004109a9" officeooo:paragraph-rsid="004109a9" style:font-style-asian="normal" style:font-style-complex="normal"/>
    </style:style>
    <style:style style:name="P69" style:family="paragraph" style:parent-style-name="Text_20_body" style:list-style-name="L5">
      <style:text-properties fo:color="#000000" style:font-name="arial" fo:language="pl" fo:country="PL" fo:font-style="normal" officeooo:rsid="00429c9f" officeooo:paragraph-rsid="00429c9f" style:font-style-asian="normal" style:font-style-complex="normal"/>
    </style:style>
    <style:style style:name="P70" style:family="paragraph" style:parent-style-name="Text_20_body" style:list-style-name="L4">
      <style:paragraph-properties fo:margin-left="0cm" fo:margin-right="0cm" fo:text-indent="0cm" style:auto-text-indent="false"/>
      <style:text-properties fo:color="#000000" style:font-name="arial" fo:language="pl" fo:country="PL" fo:font-style="normal" officeooo:rsid="00399263" officeooo:paragraph-rsid="00399263" style:font-style-asian="normal" style:font-style-complex="normal"/>
    </style:style>
    <style:style style:name="P71" style:family="paragraph" style:parent-style-name="Text_20_body" style:list-style-name="L5">
      <style:paragraph-properties fo:margin-left="0cm" fo:margin-right="0cm" fo:text-indent="0cm" style:auto-text-indent="false"/>
      <style:text-properties fo:color="#000000" style:font-name="arial" fo:language="pl" fo:country="PL" fo:font-style="normal" officeooo:rsid="003abdfd" officeooo:paragraph-rsid="003abdfd" style:font-style-asian="normal" style:font-style-complex="normal"/>
    </style:style>
    <style:style style:name="P72" style:family="paragraph" style:parent-style-name="Text_20_body" style:list-style-name="L5">
      <style:paragraph-properties fo:margin-left="0cm" fo:margin-right="0cm" fo:text-indent="0cm" style:auto-text-indent="false"/>
      <style:text-properties fo:color="#000000" style:font-name="arial" fo:language="pl" fo:country="PL" fo:font-style="normal" officeooo:rsid="003abdfd" officeooo:paragraph-rsid="006516c9" style:font-style-asian="normal" style:font-style-complex="normal"/>
    </style:style>
    <style:style style:name="P73" style:family="paragraph" style:parent-style-name="Heading_20_2">
      <style:text-properties style:font-name="arial" fo:language="pl" fo:country="PL"/>
    </style:style>
    <style:style style:name="P74" style:family="paragraph" style:parent-style-name="Heading_20_2">
      <style:text-properties officeooo:paragraph-rsid="006516c9"/>
    </style:style>
    <style:style style:name="P75" style:family="paragraph" style:parent-style-name="Heading_20_2">
      <style:text-properties style:font-name="Arial" fo:font-size="10pt" fo:font-weight="bold" officeooo:rsid="00097bba" officeooo:paragraph-rsid="006516c9" style:font-size-asian="10pt" style:font-weight-asian="bold" style:font-size-complex="10pt" style:font-weight-complex="bold"/>
    </style:style>
    <style:style style:name="P76" style:family="paragraph" style:parent-style-name="Heading_20_1">
      <style:text-properties style:font-name="arial" fo:language="pl" fo:country="PL"/>
    </style:style>
    <style:style style:name="P77" style:family="paragraph" style:parent-style-name="Heading" style:master-page-name="Standard">
      <style:paragraph-properties fo:text-align="end" style:justify-single-word="false" style:page-number="auto"/>
      <style:text-properties style:font-name="arial" fo:font-size="14pt" fo:language="pl" fo:country="PL" officeooo:rsid="0020d29d" officeooo:paragraph-rsid="0020d29d" style:font-size-asian="14pt" style:font-size-complex="14pt"/>
    </style:style>
    <style:style style:name="P78" style:family="paragraph" style:parent-style-name="Heading" style:master-page-name="Convert_20_1">
      <style:paragraph-properties style:page-number="auto"/>
      <style:text-properties style:font-name="arial" fo:language="pl" fo:country="PL"/>
    </style:style>
    <style:style style:name="P79" style:family="paragraph" style:parent-style-name="Standard" style:list-style-name="L1">
      <style:text-properties style:font-name="arial" fo:language="pl" fo:country="PL" officeooo:rsid="002c02b0" officeooo:paragraph-rsid="002c02b0"/>
    </style:style>
    <style:style style:name="P80" style:family="paragraph" style:parent-style-name="Standard">
      <style:paragraph-properties fo:text-align="justify" style:justify-single-word="false"/>
      <style:text-properties style:font-name="arial" fo:language="pl" fo:country="PL" officeooo:rsid="00468ff4" officeooo:paragraph-rsid="00482d4e"/>
    </style:style>
    <style:style style:name="T1" style:family="text">
      <style:text-properties officeooo:rsid="001ac9fa"/>
    </style:style>
    <style:style style:name="T2" style:family="text">
      <style:text-properties officeooo:rsid="001bac2c"/>
    </style:style>
    <style:style style:name="T3" style:family="text">
      <style:text-properties style:font-name="Symbol" style:font-name-asian="Symbol" style:font-name-complex="Symbol"/>
    </style:style>
    <style:style style:name="T4" style:family="text">
      <style:text-properties style:font-name="Ubuntu" officeooo:rsid="001d80b6" style:font-name-asian="Symbol" style:font-name-complex="Symbol"/>
    </style:style>
    <style:style style:name="T5" style:family="text">
      <style:text-properties officeooo:rsid="0018da49"/>
    </style:style>
    <style:style style:name="T6" style:family="text">
      <style:text-properties style:font-name="arial" style:language-asian="none" style:country-asian="none"/>
    </style:style>
    <style:style style:name="T7" style:family="text">
      <style:text-properties style:font-name="arial" fo:font-size="12pt" style:font-size-asian="12pt" style:language-asian="none" style:country-asian="none" style:font-size-complex="12pt"/>
    </style:style>
    <style:style style:name="T8" style:family="text">
      <style:text-properties style:font-name="arial" fo:font-size="12pt" fo:language="pl" fo:country="PL" style:font-size-asian="12pt" style:language-asian="none" style:country-asian="none" style:font-size-complex="12pt"/>
    </style:style>
    <style:style style:name="T9" style:family="text">
      <style:text-properties style:font-name="arial" fo:language="pl" fo:country="PL"/>
    </style:style>
    <style:style style:name="T10" style:family="text">
      <style:text-properties style:font-name="arial" fo:language="pl" fo:country="PL" style:language-asian="none" style:country-asian="none"/>
    </style:style>
    <style:style style:name="T11" style:family="text">
      <style:text-properties style:font-name="arial" fo:language="pl" fo:country="PL" officeooo:rsid="0029a16b"/>
    </style:style>
    <style:style style:name="T12" style:family="text">
      <style:text-properties style:font-name="arial" fo:language="pl" fo:country="PL" officeooo:rsid="002af5e0"/>
    </style:style>
    <style:style style:name="T13" style:family="text">
      <style:text-properties style:font-name="arial" fo:language="pl" fo:country="PL" officeooo:rsid="00468ff4"/>
    </style:style>
    <style:style style:name="T14" style:family="text">
      <style:text-properties style:font-name="arial" fo:language="pl" fo:country="PL" officeooo:rsid="00482d4e"/>
    </style:style>
    <style:style style:name="T15" style:family="text">
      <style:text-properties style:font-name="arial" fo:language="pl" fo:country="PL" officeooo:rsid="00491ab3"/>
    </style:style>
    <style:style style:name="T16" style:family="text">
      <style:text-properties style:font-name="arial" fo:language="pl" fo:country="PL" officeooo:rsid="004987f4"/>
    </style:style>
    <style:style style:name="T17" style:family="text">
      <style:text-properties style:font-name="arial" fo:language="pl" fo:country="PL" officeooo:rsid="004af948"/>
    </style:style>
    <style:style style:name="T18" style:family="text">
      <style:text-properties style:font-name="arial" fo:language="pl" fo:country="PL" officeooo:rsid="004bcd84"/>
    </style:style>
    <style:style style:name="T19" style:family="text">
      <style:text-properties style:font-name="arial" fo:language="pl" fo:country="PL" officeooo:rsid="004d29e1"/>
    </style:style>
    <style:style style:name="T20" style:family="text">
      <style:text-properties style:font-name="arial" fo:language="pl" fo:country="PL" officeooo:rsid="004e60bd"/>
    </style:style>
    <style:style style:name="T21" style:family="text">
      <style:text-properties style:font-name="arial" fo:language="pl" fo:country="PL" officeooo:rsid="004eda12"/>
    </style:style>
    <style:style style:name="T22" style:family="text">
      <style:text-properties style:font-name="arial" fo:language="pl" fo:country="PL" officeooo:rsid="0052a56f"/>
    </style:style>
    <style:style style:name="T23" style:family="text">
      <style:text-properties style:font-name="arial" fo:language="pl" fo:country="PL" officeooo:rsid="00583699"/>
    </style:style>
    <style:style style:name="T24" style:family="text">
      <style:text-properties style:font-name="arial" fo:language="pl" fo:country="PL" officeooo:rsid="0058d96e"/>
    </style:style>
    <style:style style:name="T25" style:family="text">
      <style:text-properties style:font-name="arial" fo:language="pl" fo:country="PL" officeooo:rsid="0057e416"/>
    </style:style>
    <style:style style:name="T26" style:family="text">
      <style:text-properties style:font-name="arial" fo:language="pl" fo:country="PL" officeooo:rsid="005bf9ee"/>
    </style:style>
    <style:style style:name="T27" style:family="text">
      <style:text-properties style:font-name="arial" fo:language="pl" fo:country="PL" officeooo:rsid="005ba852"/>
    </style:style>
    <style:style style:name="T28" style:family="text">
      <style:text-properties style:font-name="arial" fo:language="pl" fo:country="PL" officeooo:rsid="00670397"/>
    </style:style>
    <style:style style:name="T29" style:family="text">
      <style:text-properties style:font-name="Arial" fo:font-size="10pt" fo:language="pl" fo:country="PL" fo:font-weight="bold" officeooo:rsid="00097bba" style:font-size-asian="10pt" style:font-weight-asian="bold" style:font-size-complex="10pt" style:font-weight-complex="bold"/>
    </style:style>
    <style:style style:name="T30" style:family="text">
      <style:text-properties style:font-name="Arial" fo:font-size="10pt" fo:language="pl" fo:country="PL" fo:font-weight="normal" officeooo:rsid="000b1bcc" style:font-size-asian="10pt" style:font-weight-asian="normal" style:font-size-complex="10pt" style:font-weight-complex="normal"/>
    </style:style>
    <style:style style:name="T31" style:family="text">
      <style:text-properties style:font-name="Arial" fo:font-size="10pt" fo:language="pl" fo:country="PL" fo:font-weight="normal" officeooo:rsid="00097bba" style:font-size-asian="10pt" style:font-weight-asian="normal" style:font-size-complex="10pt" style:font-weight-complex="normal"/>
    </style:style>
    <style:style style:name="T32" style:family="text">
      <style:text-properties officeooo:rsid="000b1bcc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0b1bcc" style:font-weight-asian="normal" style:font-weight-complex="normal"/>
    </style:style>
    <style:style style:name="T35" style:family="text">
      <style:text-properties officeooo:rsid="00399263"/>
    </style:style>
    <style:style style:name="T36" style:family="text">
      <style:text-properties officeooo:rsid="003aa62f"/>
    </style:style>
    <style:style style:name="T37" style:family="text">
      <style:text-properties officeooo:rsid="003f0a29"/>
    </style:style>
    <style:style style:name="T38" style:family="text">
      <style:text-properties officeooo:rsid="00429c9f"/>
    </style:style>
    <style:style style:name="T39" style:family="text">
      <style:text-properties officeooo:rsid="006516c9"/>
    </style:style>
    <style:style style:name="T40" style:family="text">
      <style:text-properties officeooo:rsid="00670397"/>
    </style:style>
    <style:style style:name="T41" style:family="text">
      <style:text-properties officeooo:rsid="0068c4ff"/>
    </style:style>
    <style:style style:name="T42" style:family="text">
      <style:text-properties officeooo:rsid="006a95d8"/>
    </style:style>
    <style:style style:name="T43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Przedstawienie wizji projektu <text:s/></text:p>
      <text:p text:style-name="P12"/>
      <text:p text:style-name="P19">Busiarz</text:p>
      <text:p text:style-name="P2"/>
      <text:p text:style-name="P4"><text:span text:style-name="T5">Wersja</text:span> <text:span text:style-name="T41">2.0</text:span></text:p>
      <text:p text:style-name="P3"/>
      <text:p text:style-name="P11"/>
      <text:p text:style-name="P51"/>
      <text:p text:style-name="P78">Historia dokument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4">Data</text:p>
          </table:table-cell>
          <table:table-cell table:style-name="Table1.A1" office:value-type="string">
            <text:p text:style-name="P34">Wersja</text:p>
          </table:table-cell>
          <table:table-cell table:style-name="Table1.A1" office:value-type="string">
            <text:p text:style-name="P35">Dokonana zmiana</text:p>
          </table:table-cell>
          <table:table-cell table:style-name="Table1.D1" office:value-type="string">
            <text:p text:style-name="P34">Autor</text:p>
          </table:table-cell>
        </table:table-row>
        <table:table-row table:style-name="Table1.1">
          <table:table-cell table:style-name="Table1.A1" office:value-type="string">
            <text:p text:style-name="P36">04.03.2019</text:p>
          </table:table-cell>
          <table:table-cell table:style-name="Table1.A1" office:value-type="string">
            <text:p text:style-name="P36">1.0</text:p>
          </table:table-cell>
          <table:table-cell table:style-name="Table1.A1" office:value-type="string">
            <text:p text:style-name="P38">Pierwsza wersja dokumentu.</text:p>
          </table:table-cell>
          <table:table-cell table:style-name="Table1.D1" office:value-type="string">
            <text:p text:style-name="P36">Wojciech Sankowski</text:p>
          </table:table-cell>
        </table:table-row>
        <table:table-row table:style-name="Table1.1">
          <table:table-cell table:style-name="Table1.A1" office:value-type="string">
            <text:p text:style-name="P39">06.03.2019</text:p>
          </table:table-cell>
          <table:table-cell table:style-name="Table1.A1" office:value-type="string">
            <text:p text:style-name="P39">2.0</text:p>
          </table:table-cell>
          <table:table-cell table:style-name="Table1.A1" office:value-type="string">
            <text:p text:style-name="P39">Dodanie nowego aktora.</text:p>
          </table:table-cell>
          <table:table-cell table:style-name="Table1.D1" office:value-type="string">
            <text:p text:style-name="P39">Marcin Moskwa</text:p>
          </table:table-cell>
        </table:table-row>
        <table:table-row table:style-name="Table1.1"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7"/>
          </table:table-cell>
          <table:table-cell table:style-name="Table1.D1" office:value-type="string">
            <text:p text:style-name="P37"/>
          </table:table-cell>
        </table:table-row>
        <table:table-row table:style-name="Table1.1"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7"/>
          </table:table-cell>
          <table:table-cell table:style-name="Table1.D1" office:value-type="string">
            <text:p text:style-name="P37"/>
          </table:table-cell>
        </table:table-row>
      </table:table>
      <text:p text:style-name="P13"/>
      <text:p text:style-name="P40">Spis treści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span text:style-name="T6">1.</text:span><text:span text:style-name="T7"><text:tab/></text:span><text:span text:style-name="T6">Wstęp<text:tab/></text:span><text:a xlink:type="simple" xlink:href="#__RefHeading___Toc87951642" text:style-name="Index_20_Link" text:visited-style-name="Index_20_Link"><text:span text:style-name="T6">4</text:span></text:a></text:p>
          <text:p text:style-name="P33"><text:span text:style-name="T10">1.1</text:span><text:span text:style-name="T8"><text:tab/></text:span><text:span text:style-name="T10">Cel<text:tab/></text:span><text:a xlink:type="simple" xlink:href="#__RefHeading___Toc87951643" text:style-name="Index_20_Link" text:visited-style-name="Index_20_Link"><text:span text:style-name="T10">4</text:span></text:a></text:p>
          <text:p text:style-name="P33"><text:span text:style-name="T10">1.2</text:span><text:span text:style-name="T8"><text:tab/></text:span><text:span text:style-name="T10">Zakres<text:tab/></text:span><text:a xlink:type="simple" xlink:href="#__RefHeading___Toc87951644" text:style-name="Index_20_Link" text:visited-style-name="Index_20_Link"><text:span text:style-name="T10">4</text:span></text:a></text:p>
          <text:p text:style-name="P33"><text:span text:style-name="T10">1.3</text:span><text:span text:style-name="T8"><text:tab/></text:span><text:span text:style-name="T10">Definicje, akronimy, skróty<text:tab/></text:span><text:a xlink:type="simple" xlink:href="#__RefHeading___Toc87951645" text:style-name="Index_20_Link" text:visited-style-name="Index_20_Link"><text:span text:style-name="T10">4</text:span></text:a></text:p>
          <text:p text:style-name="P33"><text:span text:style-name="T10">1.4</text:span><text:span text:style-name="T8"><text:tab/></text:span><text:span text:style-name="T10">Dokumenty powiązane<text:tab/></text:span><text:a xlink:type="simple" xlink:href="#__RefHeading___Toc87951646" text:style-name="Index_20_Link" text:visited-style-name="Index_20_Link"><text:span text:style-name="T10">4</text:span></text:a></text:p>
          <text:p text:style-name="P33"><text:span text:style-name="T10">1.5</text:span><text:span text:style-name="T8"><text:tab/></text:span><text:span text:style-name="T10">Organizacja dokumentu<text:tab/></text:span><text:a xlink:type="simple" xlink:href="#__RefHeading___Toc87951647" text:style-name="Index_20_Link" text:visited-style-name="Index_20_Link"><text:span text:style-name="T10">4</text:span></text:a></text:p>
          <text:p text:style-name="P32"><text:span text:style-name="T10">2.</text:span><text:span text:style-name="T8"><text:tab/></text:span><text:span text:style-name="T10">Założenia projektu (Positioning)<text:tab/></text:span><text:a xlink:type="simple" xlink:href="#__RefHeading___Toc87951648" text:style-name="Index_20_Link" text:visited-style-name="Index_20_Link"><text:span text:style-name="T10">4</text:span></text:a></text:p>
          <text:p text:style-name="P33"><text:span text:style-name="T10">2.1</text:span><text:span text:style-name="T8"><text:tab/></text:span><text:span text:style-name="T10">Cele biznesowe<text:tab/></text:span><text:a xlink:type="simple" xlink:href="#__RefHeading___Toc87951649" text:style-name="Index_20_Link" text:visited-style-name="Index_20_Link"><text:span text:style-name="T10">4</text:span></text:a></text:p>
          <text:p text:style-name="P33"><text:span text:style-name="T10">2.2</text:span><text:span text:style-name="T8"><text:tab/></text:span><text:span text:style-name="T10">Opis problemu/potrzeby<text:tab/></text:span><text:a xlink:type="simple" xlink:href="#__RefHeading___Toc87951650" text:style-name="Index_20_Link" text:visited-style-name="Index_20_Link"><text:span text:style-name="T10">4</text:span></text:a></text:p>
          <text:p text:style-name="P33"><text:span text:style-name="T10">2.3</text:span><text:span text:style-name="T8"><text:tab/></text:span><text:span text:style-name="T10">Product Position Statement (jak to przetłumaczyć). Nie wiem czy tego kawałka nie wywalić<text:tab/></text:span><text:a xlink:type="simple" xlink:href="#__RefHeading___Toc87951651" text:style-name="Index_20_Link" text:visited-style-name="Index_20_Link"><text:span text:style-name="T10">5</text:span></text:a></text:p>
          <text:p text:style-name="P32"><text:span text:style-name="T10">3.</text:span><text:span text:style-name="T8"><text:tab/></text:span><text:span text:style-name="T10">Udziałowcy i użytkownicy<text:tab/></text:span><text:a xlink:type="simple" xlink:href="#__RefHeading___Toc87951652" text:style-name="Index_20_Link" text:visited-style-name="Index_20_Link"><text:span text:style-name="T10">5</text:span></text:a></text:p>
          <text:p text:style-name="P33"><text:span text:style-name="T10">3.1</text:span><text:span text:style-name="T8"><text:tab/></text:span><text:span text:style-name="T10">Udziałowcy<text:tab/></text:span><text:a xlink:type="simple" xlink:href="#__RefHeading___Toc87951653" text:style-name="Index_20_Link" text:visited-style-name="Index_20_Link"><text:span text:style-name="T10">5</text:span></text:a></text:p>
          <text:p text:style-name="P33"><text:span text:style-name="T10">3.2</text:span><text:span text:style-name="T8"><text:tab/></text:span><text:span text:style-name="T10">Użytkownicy<text:tab/></text:span><text:a xlink:type="simple" xlink:href="#__RefHeading___Toc87951654" text:style-name="Index_20_Link" text:visited-style-name="Index_20_Link"><text:span text:style-name="T10">5</text:span></text:a></text:p>
          <text:p text:style-name="P33"><text:span text:style-name="T10">3.3</text:span><text:span text:style-name="T8"><text:tab/></text:span><text:span text:style-name="T10">Środowisko użytkownika<text:tab/></text:span><text:a xlink:type="simple" xlink:href="#__RefHeading___Toc87951655" text:style-name="Index_20_Link" text:visited-style-name="Index_20_Link"><text:span text:style-name="T10">6</text:span></text:a></text:p>
          <text:p text:style-name="P33"><text:span text:style-name="T10">3.4</text:span><text:span text:style-name="T8"><text:tab/></text:span><text:span text:style-name="T10">Profile udziałowców<text:tab/></text:span><text:a xlink:type="simple" xlink:href="#__RefHeading___Toc87951656" text:style-name="Index_20_Link" text:visited-style-name="Index_20_Link"><text:span text:style-name="T10">6</text:span></text:a></text:p>
          <text:p text:style-name="Contents_20_3"><text:span text:style-name="T10">3.4.1</text:span><text:span text:style-name="T8"><text:tab/></text:span><text:span text:style-name="T10">&lt;Nazwa udziałowca&gt;<text:tab/></text:span><text:a xlink:type="simple" xlink:href="#__RefHeading___Toc87951657" text:style-name="Index_20_Link" text:visited-style-name="Index_20_Link"><text:span text:style-name="T10">7</text:span></text:a></text:p>
          <text:p text:style-name="P33"><text:span text:style-name="T10">3.5</text:span><text:span text:style-name="T8"><text:tab/></text:span><text:span text:style-name="T10">Profile użytkowników<text:tab/></text:span><text:a xlink:type="simple" xlink:href="#__RefHeading___Toc87951658" text:style-name="Index_20_Link" text:visited-style-name="Index_20_Link"><text:span text:style-name="T10">7</text:span></text:a></text:p>
          <text:p text:style-name="Contents_20_3"><text:span text:style-name="T10">3.5.1</text:span><text:span text:style-name="T8"><text:tab/></text:span><text:span text:style-name="T10">&lt;Nazwa użytkownika&gt;<text:tab/></text:span><text:a xlink:type="simple" xlink:href="#__RefHeading___Toc87951659" text:style-name="Index_20_Link" text:visited-style-name="Index_20_Link"><text:span text:style-name="T10">7</text:span></text:a></text:p>
          <text:p text:style-name="P33"><text:span text:style-name="T10">3.6</text:span><text:span text:style-name="T8"><text:tab/></text:span><text:span text:style-name="T10">Główni uczestnicy lub potrzeby klienta<text:tab/></text:span><text:a xlink:type="simple" xlink:href="#__RefHeading___Toc87951660" text:style-name="Index_20_Link" text:visited-style-name="Index_20_Link"><text:span text:style-name="T10">7</text:span></text:a></text:p>
          <text:p text:style-name="P33"><text:span text:style-name="T10">3.7</text:span><text:span text:style-name="T8"><text:tab/></text:span><text:span text:style-name="T10">Alternatywy i konkurencja<text:tab/></text:span><text:a xlink:type="simple" xlink:href="#__RefHeading___Toc87951661" text:style-name="Index_20_Link" text:visited-style-name="Index_20_Link"><text:span text:style-name="T10">8</text:span></text:a></text:p>
          <text:p text:style-name="P32"><text:span text:style-name="T10">4.</text:span><text:span text:style-name="T8"><text:tab/></text:span><text:span text:style-name="T10">Ograniczenia<text:tab/></text:span><text:a xlink:type="simple" xlink:href="#__RefHeading___Toc87951662" text:style-name="Index_20_Link" text:visited-style-name="Index_20_Link"><text:span text:style-name="T10">8</text:span></text:a></text:p>
          <text:p text:style-name="P32"><text:span text:style-name="T10">5.</text:span><text:span text:style-name="T8"><text:tab/></text:span><text:span text:style-name="T10">Wymagania jakości<text:tab/></text:span><text:a xlink:type="simple" xlink:href="#__RefHeading___Toc87951663" text:style-name="Index_20_Link" text:visited-style-name="Index_20_Link"><text:span text:style-name="T10">8</text:span></text:a></text:p>
          <text:p text:style-name="P32"><text:span text:style-name="T10">6.</text:span><text:span text:style-name="T8"><text:tab/></text:span><text:span text:style-name="T10">Priorytety<text:tab/></text:span><text:a xlink:type="simple" xlink:href="#__RefHeading___Toc87951664" text:style-name="Index_20_Link" text:visited-style-name="Index_20_Link"><text:span text:style-name="T10">8</text:span></text:a></text:p>
          <text:p text:style-name="P32"><text:span text:style-name="T10">7.</text:span><text:span text:style-name="T8"><text:tab/></text:span><text:span text:style-name="T10">Pozostałe wymagania<text:tab/></text:span><text:a xlink:type="simple" xlink:href="#__RefHeading___Toc87951665" text:style-name="Index_20_Link" text:visited-style-name="Index_20_Link"><text:span text:style-name="T10">8</text:span></text:a></text:p>
          <text:p text:style-name="P33"><text:span text:style-name="T10">7.1</text:span><text:span text:style-name="T8"><text:tab/></text:span><text:span text:style-name="T10">Stosowane standardy<text:tab/></text:span><text:a xlink:type="simple" xlink:href="#__RefHeading___Toc87951666" text:style-name="Index_20_Link" text:visited-style-name="Index_20_Link"><text:span text:style-name="T10">8</text:span></text:a></text:p>
          <text:p text:style-name="P33"><text:span text:style-name="T10">7.2</text:span><text:span text:style-name="T8"><text:tab/></text:span><text:span text:style-name="T10">Wymagania systemowe i sprzętowe<text:tab/></text:span><text:a xlink:type="simple" xlink:href="#__RefHeading___Toc87951667" text:style-name="Index_20_Link" text:visited-style-name="Index_20_Link"><text:span text:style-name="T10">8</text:span></text:a></text:p>
          <text:p text:style-name="P33"><text:span text:style-name="T10">7.3</text:span><text:span text:style-name="T8"><text:tab/></text:span><text:span text:style-name="T10">Wymagania wydajnościowe<text:tab/></text:span><text:a xlink:type="simple" xlink:href="#__RefHeading___Toc87951668" text:style-name="Index_20_Link" text:visited-style-name="Index_20_Link"><text:span text:style-name="T10">8</text:span></text:a></text:p>
          <text:p text:style-name="P33"><text:span text:style-name="T10">7.4</text:span><text:span text:style-name="T8"><text:tab/></text:span><text:span text:style-name="T10">Wymagania związane ze środowiskiem pracy<text:tab/></text:span><text:a xlink:type="simple" xlink:href="#__RefHeading___Toc87951669" text:style-name="Index_20_Link" text:visited-style-name="Index_20_Link"><text:span text:style-name="T10">8</text:span></text:a></text:p>
        </text:index-body>
      </text:table-of-content>
      <text:p text:style-name="P5"/>
      <text:p text:style-name="P40"><text:title>Wizja Projektu</text:title></text:p>
      <text:h text:style-name="P76" text:outline-level="1"><text:bookmark-start text:name="__RefHeading___Toc87951642"/>Wstęp<text:bookmark-end text:name="__RefHeading___Toc87951642"/></text:h>
      <text:p text:style-name="P13"/>
      <text:p text:style-name="P44">Niniejszy dokument przedstawia ogólny zarys projektu Busiarz, w skład którego wchodzą cel, zakres, definicje oraz dokumenty powiązane z projektem. </text:p>
      <text:h text:style-name="P73" text:outline-level="2"><text:bookmark-start text:name="__RefHeading___Toc87951643"/>Cel<text:bookmark-end text:name="__RefHeading___Toc87951643"/></text:h>
      <text:p text:style-name="P13"/>
      <text:p text:style-name="P27"><text:span text:style-name="T9">Celem tego dokumentu jest </text:span><text:span text:style-name="T11">uporządkowanie podstawowych założeń dotyczących projektu Busiarz. </text:span><text:span text:style-name="T12">W niniejszym dokumencie znajdzie się zarys projektu, pominięte zostaną natomiast szczegóły jego realizacji.</text:span></text:p>
      <text:h text:style-name="P73" text:outline-level="2"><text:bookmark-start text:name="__RefHeading___Toc87951644"/>Zakres<text:bookmark-end text:name="__RefHeading___Toc87951644"/></text:h>
      <text:p text:style-name="P13"/>
      <text:p text:style-name="P15">Na niniejszy dokument składają się:</text:p>
      <text:list xml:id="list3165949544" text:style-name="L1">
        <text:list-item>
          <text:p text:style-name="P79">definicje oraz skróty użyte w projekcie</text:p>
        </text:list-item>
        <text:list-item>
          <text:p text:style-name="P79">powiązane dokumenty</text:p>
        </text:list-item>
        <text:list-item>
          <text:p text:style-name="P79">założenia projektu (cel, opis problemu)</text:p>
        </text:list-item>
        <text:list-item>
          <text:p text:style-name="P79">udziałowców oraz <text:span text:style-name="T39">użytkowników</text:span></text:p>
        </text:list-item>
        <text:list-item>
          <text:p text:style-name="P79">ograniczenia związane z projektem</text:p>
        </text:list-item>
        <text:list-item>
          <text:p text:style-name="P79">wymagania dotyczące jakości</text:p>
        </text:list-item>
        <text:list-item>
          <text:p text:style-name="P79">priorytety</text:p>
        </text:list-item>
      </text:list>
      <text:h text:style-name="P73" text:outline-level="2"><text:bookmark-start text:name="__RefHeading___Toc87951645"/>Definicje, akronimy, skróty<text:bookmark-end text:name="__RefHeading___Toc87951645"/></text:h>
      <text:h text:style-name="P74" text:outline-level="2" text:is-list-header="true">Administrator </text:h>
      <text:p text:style-name="P22"><text:tab/><text:span text:style-name="T32">O</text:span>soba tworząca konta kierowców i mechaników, zarządzająca użytkownikami. Może również definiować pojazdy, przystanki i trasy.</text:p>
      <text:p text:style-name="P22"/>
      <text:h text:style-name="P74" text:outline-level="2" text:is-list-header="true"><text:bookmark-start text:name="__RefHeading___Toc3656_2346373975"/>Obsługa klienta<text:bookmark-end text:name="__RefHeading___Toc3656_2346373975"/></text:h>
      <text:p text:style-name="P21"><text:tab/> Rozpatruje reklamacje oraz jest odpowiedzialna za komunikację z klientem.</text:p>
      <text:h text:style-name="P74" text:outline-level="2" text:is-list-header="true"><text:bookmark-start text:name="__RefHeading___Toc1441_2346373975"/>Kierowca <text:bookmark-end text:name="__RefHeading___Toc1441_2346373975"/></text:h>
      <text:p text:style-name="P22"><text:span text:style-name="T33"><text:tab/></text:span><text:span text:style-name="T34">R</text:span><text:span text:style-name="T33">ealizuje przejazdy.</text:span></text:p>
      <text:h text:style-name="P74" text:outline-level="2" text:is-list-header="true"><text:bookmark-start text:name="__RefHeading___Toc1563_2346373975"/>Mechanik <text:bookmark-end text:name="__RefHeading___Toc1563_2346373975"/></text:h>
      <text:p text:style-name="P22"><text:span text:style-name="T33"><text:tab/></text:span><text:span text:style-name="T34">N</text:span><text:span text:style-name="T33">aprawia pojazdy, zmienia statusy prac naprawczych.</text:span></text:p>
      <text:h text:style-name="P75" text:outline-level="2" text:is-list-header="true"><text:bookmark-start text:name="__RefHeading___Toc1565_2346373975"/>Klient<text:bookmark-end text:name="__RefHeading___Toc1565_2346373975"/></text:h>
      <text:p text:style-name="P22"><text:span text:style-name="T29"><text:tab/></text:span><text:span text:style-name="T30">K</text:span><text:span text:style-name="T31">lient firmy przewozowej, kupuje bilety, sprawdza rozkład jazdy. Może również zapraszać znajomych i składać reklamacje.</text:span></text:p>
      <text:h text:style-name="P73" text:outline-level="2"><text:bookmark-start text:name="__RefHeading___Toc87951646"/>Dokumenty powiązane<text:bookmark-end text:name="__RefHeading___Toc87951646"/></text:h>
      <text:p text:style-name="P13"/>
      <text:p text:style-name="P13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6">Analiza leksykalna</text:p>
          </table:table-cell>
          <table:table-cell table:style-name="Table2.A1" office:value-type="string">
            <text:p text:style-name="P46">Marcin Moskwa</text:p>
          </table:table-cell>
          <table:table-cell table:style-name="Table2.A1" office:value-type="string">
            <text:p text:style-name="P46">1.0</text:p>
          </table:table-cell>
          <table:table-cell table:style-name="Table2.D1" office:value-type="string">
            <text:p text:style-name="P46">01.03.2019</text:p>
          </table:table-cell>
        </table:table-row>
        <text:soft-page-break/>
        <table:table-row>
          <table:table-cell table:style-name="Table2.A2" office:value-type="string">
            <text:p text:style-name="P47">Słownik</text:p>
          </table:table-cell>
          <table:table-cell table:style-name="Table2.A2" office:value-type="string">
            <text:p text:style-name="P47">Oskar Słyk</text:p>
          </table:table-cell>
          <table:table-cell table:style-name="Table2.A2" office:value-type="string">
            <text:p text:style-name="P47">1.0</text:p>
          </table:table-cell>
          <table:table-cell table:style-name="Table2.D2" office:value-type="string">
            <text:p text:style-name="P47">02.03.2019</text:p>
          </table:table-cell>
        </table:table-row>
        <table:table-row>
          <table:table-cell table:style-name="Table2.A2" office:value-type="string">
            <text:p text:style-name="P48">Dokument zamawiającego</text:p>
          </table:table-cell>
          <table:table-cell table:style-name="Table2.A2" office:value-type="string">
            <text:p text:style-name="P48">Bartosz Solka</text:p>
          </table:table-cell>
          <table:table-cell table:style-name="Table2.A2" office:value-type="string">
            <text:p text:style-name="P48">1.0</text:p>
          </table:table-cell>
          <table:table-cell table:style-name="Table2.D2" office:value-type="string">
            <text:p text:style-name="P48">01.03.2019</text:p>
          </table:table-cell>
        </table:table-row>
        <table:table-row>
          <table:table-cell table:style-name="Table2.A2" office:value-type="string">
            <text:p text:style-name="P48">Dokument wykonawcy</text:p>
          </table:table-cell>
          <table:table-cell table:style-name="Table2.A2" office:value-type="string">
            <text:p text:style-name="P48">Bartosz Solka</text:p>
          </table:table-cell>
          <table:table-cell table:style-name="Table2.A2" office:value-type="string">
            <text:p text:style-name="P48"><text:span text:style-name="T39">2</text:span>.0</text:p>
          </table:table-cell>
          <table:table-cell table:style-name="Table2.D2" office:value-type="string">
            <text:p text:style-name="P48">0<text:span text:style-name="T39">6</text:span>.03.2019</text:p>
          </table:table-cell>
        </table:table-row>
        <table:table-row>
          <table:table-cell table:style-name="Table2.A2" office:value-type="string">
            <text:p text:style-name="P49">Zebranie wymagania zamawiającego</text:p>
          </table:table-cell>
          <table:table-cell table:style-name="Table2.A2" office:value-type="string">
            <text:p text:style-name="P49">Oskar Słyk</text:p>
          </table:table-cell>
          <table:table-cell table:style-name="Table2.A2" office:value-type="string">
            <text:p text:style-name="P49">1.0</text:p>
          </table:table-cell>
          <table:table-cell table:style-name="Table2.D2" office:value-type="string">
            <text:p text:style-name="P49">02.03.2019</text:p>
          </table:table-cell>
        </table:table-row>
        <table:table-row>
          <table:table-cell table:style-name="Table2.A2" office:value-type="string">
            <text:p text:style-name="P50">Plan projektu</text:p>
          </table:table-cell>
          <table:table-cell table:style-name="Table2.A2" office:value-type="string">
            <text:p text:style-name="P50">Wojciech Sankowski</text:p>
          </table:table-cell>
          <table:table-cell table:style-name="Table2.A2" office:value-type="string">
            <text:p text:style-name="P50">1.0</text:p>
          </table:table-cell>
          <table:table-cell table:style-name="Table2.D2" office:value-type="string">
            <text:p text:style-name="P50">04.03.2019</text:p>
          </table:table-cell>
        </table:table-row>
      </table:table>
      <text:p text:style-name="P51"/>
      <text:h text:style-name="P76" text:outline-level="1"><text:bookmark-start text:name="__RefHeading___Toc87951648"/>Założenia projektu (Positioning)<text:bookmark-end text:name="__RefHeading___Toc87951648"/></text:h>
      <text:h text:style-name="P73" text:outline-level="2"><text:bookmark-start text:name="__RefHeading___Toc87951649"/>Cele biznesowe<text:bookmark-end text:name="__RefHeading___Toc87951649"/></text:h>
      <text:p text:style-name="P13"/>
      <text:p text:style-name="P14">Celem projektu jest stworzenie systemu umożliwiającego zarządzanie przewozem osób za pomocą floty pojazdów. </text:p>
      <text:h text:style-name="P73" text:outline-level="2"><text:bookmark-start text:name="__RefHeading___Toc87951650"/>Opis problemu/potrzeby<text:bookmark-end text:name="__RefHeading___Toc87951650"/></text:h>
      <text:p text:style-name="P13"/>
      <text:p text:style-name="P18">Firma średniej wielkości, posiadająca własną flotę pojazdów, zatrudniająca własnych mechaników oraz kierowców. Posiada niewielką grupę stałych klientów, lecz nie ma o nich żadnych danych. Chciałaby zdobyć nowych klientów, zachęcając obecnych, do zapraszania swoich znajomych w zamian za zniżki na przejazdy. Z racji planowanej ekspansji potrzebuje systemu, który usprawni zarządzanie.</text:p>
      <text:p text:style-name="P41"/>
      <text:h text:style-name="P76" text:outline-level="1"><text:bookmark-start text:name="__RefHeading___Toc87951652"/>Udziałowcy i użytkownicy<text:bookmark-end text:name="__RefHeading___Toc87951652"/></text:h>
      <text:p text:style-name="P52">Sekcja ta zwiera profile udziałowców i użytkowników zaangażowanych w projekt oraz główny problemy które chcieliby rozwiązać.</text:p>
      <text:h text:style-name="P73" text:outline-level="2"><text:bookmark-start text:name="__RefHeading___Toc87951654"/>Użytkownicy<text:bookmark-end text:name="__RefHeading___Toc87951654"/></text:h>
      <text:p text:style-name="P4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2">Nazwa</text:p>
          </table:table-cell>
          <table:table-cell table:style-name="Table5.A1" office:value-type="string">
            <text:p text:style-name="P42">Opis</text:p>
          </table:table-cell>
          <table:table-cell table:style-name="Table5.C1" office:value-type="string">
            <text:p text:style-name="P42">Odpowiedzialność</text:p>
          </table:table-cell>
        </table:table-row>
        <table:table-row table:style-name="Table5.2">
          <table:table-cell table:style-name="Table5.A2" office:value-type="string">
            <text:p text:style-name="P53">Mechanik</text:p>
          </table:table-cell>
          <table:table-cell table:style-name="Table5.B2" office:value-type="string">
            <text:p text:style-name="P53"><text:span text:style-name="T36">Pracownik</text:span> zajmując<text:span text:style-name="T36">y</text:span> się naprawą oraz konserwacją pojazdów.</text:p>
          </table:table-cell>
          <table:table-cell table:style-name="Table5.C2" office:value-type="string">
            <text:p text:style-name="P54">Odpowiedzialnoś<text:span text:style-name="T35">ci</text:span>:</text:p>
            <text:list xml:id="list1045205016" text:style-name="L2">
              <text:list-item>
                <text:p text:style-name="P60">zapewnienie poprawnego funkcjonowania pojazdów</text:p>
              </text:list-item>
            </text:list>
            <text:p text:style-name="P53">Wymagania:</text:p>
            <text:list xml:id="list4068375993" text:style-name="L3">
              <text:list-item>
                <text:p text:style-name="P61">zmiana statusu naprawy po dokonanych pracach</text:p>
              </text:list-item>
            </text:list>
            <text:p text:style-name="P43"/>
          </table:table-cell>
        </table:table-row>
        <table:table-row table:style-name="Table5.2">
          <table:table-cell table:style-name="Table5.A3" office:value-type="string">
            <text:p text:style-name="P54">Kierowca</text:p>
          </table:table-cell>
          <table:table-cell table:style-name="Table5.B3" office:value-type="string">
            <text:p text:style-name="P54"><text:span text:style-name="T36">Pracownik</text:span> zajmując<text:span text:style-name="T36">y</text:span> się prowadzeniem pojazdów</text:p>
          </table:table-cell>
          <table:table-cell table:style-name="Table5.C3" office:value-type="string">
            <text:p text:style-name="P55">Odpowiedzialności:</text:p>
            <text:list xml:id="list2871250736" text:style-name="L4">
              <text:list-item>
                <text:p text:style-name="P62">kontrola stanu pojazdów przed i po jego użyciu</text:p>
                <text:list>
                  <text:list-item>
                    <text:list>
                      <text:list-header>
                        <text:p text:style-name="P70">Wymagania:</text:p>
                      </text:list-header>
                    </text:list>
                  </text:list-item>
                </text:list>
              </text:list-item>
              <text:list-item>
                <text:p text:style-name="P62">możliwość zgłoszenia usterki pojazdu przekazywan<text:span text:style-name="T39">ej</text:span> później mechanikowi</text:p>
              </text:list-item>
              <text:list-item>
                <text:p text:style-name="P63">kontrola stanu naprawy pojazdu</text:p>
              </text:list-item>
            </text:list>
          </table:table-cell>
        </table:table-row>
        <text:soft-page-break/>
        <table:table-row table:style-name="Table5.2">
          <table:table-cell table:style-name="Table5.A4" office:value-type="string">
            <text:p text:style-name="P56">Administrator</text:p>
          </table:table-cell>
          <table:table-cell table:style-name="Table5.B4" office:value-type="string">
            <text:p text:style-name="P56">Pracownik zajmujący się zarządzaniem oraz konserwacją systemu</text:p>
          </table:table-cell>
          <table:table-cell table:style-name="Table5.C4" office:value-type="string">
            <text:p text:style-name="P57">Odpowiedzialność:</text:p>
            <text:list xml:id="list217654890" text:style-name="L5">
              <text:list-item>
                <text:p text:style-name="P64">administracja kontami pracowników <text:span text:style-name="T37">oraz ich danymi</text:span></text:p>
              </text:list-item>
              <text:list-item>
                <text:p text:style-name="P65">komunikacja z klientem</text:p>
                <text:p text:style-name="P71">Wymagania:</text:p>
              </text:list-item>
              <text:list-item>
                <text:p text:style-name="P65">tworzenie kont innych pracowników</text:p>
              </text:list-item>
              <text:list-item>
                <text:p text:style-name="P65">możliwość rozpatrywania reklamacji</text:p>
              </text:list-item>
              <text:list-item>
                <text:p text:style-name="P67">definiowanie pojazdów</text:p>
              </text:list-item>
              <text:list-item>
                <text:p text:style-name="P67">definiowanie przystanków</text:p>
              </text:list-item>
              <text:list-item>
                <text:p text:style-name="P67">definiowanie tras</text:p>
              </text:list-item>
              <text:list-item>
                <text:p text:style-name="P67">możliwość edycji danych oraz roli pracownika w systemie</text:p>
              </text:list-item>
              <text:list-item>
                <text:p text:style-name="P68">możliwość zablokowania użytkownikowi korzystania z system<text:span text:style-name="T38">u</text:span></text:p>
              </text:list-item>
              <text:list-item>
                <text:p text:style-name="P69">możliwość dodania nowego pojazdu</text:p>
              </text:list-item>
              <text:list-item>
                <text:p text:style-name="P69">możliwość przypisania pojazdu do trasy</text:p>
              </text:list-item>
            </text:list>
          </table:table-cell>
        </table:table-row>
        <table:table-row table:style-name="Table5.5">
          <table:table-cell table:style-name="Table5.A5" office:value-type="string">
            <text:p text:style-name="P59">Obsługa klienta</text:p>
          </table:table-cell>
          <table:table-cell table:style-name="Table5.B5" office:value-type="string">
            <text:p text:style-name="P59">Pracownik zajmujący się komunikacją z klientami.</text:p>
          </table:table-cell>
          <table:table-cell table:style-name="Table5.C5" office:value-type="string">
            <text:p text:style-name="P58">Odpowiedzialność:</text:p>
            <text:list xml:id="list94708060993821" text:continue-numbering="true" text:style-name="L5">
              <text:list-item>
                <text:p text:style-name="P66">komunikacja z klientem</text:p>
                <text:p text:style-name="P72">Wymagania:</text:p>
              </text:list-item>
              <text:list-item>
                <text:p text:style-name="P66">możliwość rozpatrywania reklamacji</text:p>
              </text:list-item>
            </text:list>
          </table:table-cell>
        </table:table-row>
      </table:table>
      <text:p text:style-name="P41"/>
      <text:h text:style-name="P73" text:outline-level="2"><text:bookmark-start text:name="__RefHeading___Toc87951655"/>Środowisko użytkownika<text:bookmark-end text:name="__RefHeading___Toc87951655"/></text:h>
      <text:p text:style-name="P13"/>
      <text:p text:style-name="P23"><text:span text:style-name="T9">Firma składa się z 10 mechaników, 10 kierowców, </text:span><text:span text:style-name="T28">8 pracowników obsługi klienta</text:span><text:span text:style-name="T9"> oraz docelowo 2 administratorów. </text:span><text:span text:style-name="T19">Oprócz dostępu do systemu przy użyciu oprogramowania zainstalowanego lokalnie w biurze a</text:span><text:span text:style-name="T13">dministratorzy powinni mieć </text:span><text:span text:style-name="T14">możliwość </text:span><text:span text:style-name="T13">dostęp</text:span><text:span text:style-name="T14">u</text:span><text:span text:style-name="T13"> zdaln</text:span><text:span text:style-name="T14">ego</text:span><text:span text:style-name="T13"> do systemu poprzez przeglądarkę </text:span><text:span text:style-name="T19">oraz aplikację mobilną</text:span><text:span text:style-name="T13">. </text:span><text:span text:style-name="T20">M</text:span><text:span text:style-name="T19">echanicy oraz kierowcy </text:span><text:span text:style-name="T20">powinni mieć dostęp jedynie poprzez przeglądarkę oraz aplikację mobilną, nie jest wymagana instalacja oprogramowania w biurze. </text:span><text:span text:style-name="T28">Obsługa klienta, ze względu na charakter wykonywanej pracy, potrzebuje jedynie oprogramowania zainstalowanego lokalnie w biurze.</text:span></text:p>
      <text:p text:style-name="P80"/>
      <text:p text:style-name="P24"><text:span text:style-name="T13">D</text:span><text:span text:style-name="T14">omyślną platformą dla systemu jest Windows w wersji 10, </text:span><text:span text:style-name="T21">a dla aplikacji mobilnej </text:span><text:span text:style-name="T16">system Android.</text:span><text:span text:style-name="T15"> </text:span><text:span text:style-name="T21">Dl wersji przeglądarkowej wymagana jest </text:span><text:span text:style-name="T17">dowoln</text:span><text:span text:style-name="T21">a</text:span><text:span text:style-name="T15"> przeglądark</text:span><text:span text:style-name="T21">a</text:span><text:span text:style-name="T15"> (wsparcie dla starszych wersji IE nie jest wymagane). </text:span><text:span text:style-name="T18">Obecnie nasza firma nie korzysta z żadnego zewnętrznego oprogramowania, nie ma też powiązania z zewnętrznymi dostawcami oprogramowania.</text:span></text:p>
      <text:h text:style-name="P73" text:outline-level="2"><text:bookmark-start text:name="__RefHeading___Toc87951660"/>Główni uczestnicy lub potrzeby klienta<text:bookmark-end text:name="__RefHeading___Toc87951660"/></text:h>
      <text:p text:style-name="P13"/>
      <text:p text:style-name="P26"><text:span text:style-name="T9">Głównym problemem firmy jest jej niska popularność wśród potencjalnych klientów. W chwili obecnej firma reklamuje się głównie w telewizji, nie ma natomiast żadnej reklamy w internecie. </text:span><text:span text:style-name="T22">Klient oczekuje, że system online pozwoli na zdobycie większej ilości klientów poprzez </text:span><text:span text:style-name="T28">udostępnianie</text:span><text:span text:style-name="T22"> strony firmy na portalach społecznościowych oraz łatwiejszy dostęp.</text:span></text:p>
      <text:p text:style-name="P45"/>
      <text:h text:style-name="P76" text:outline-level="1"><text:bookmark-start text:name="__RefHeading___Toc87951662"/><text:soft-page-break/>Ograniczenia<text:bookmark-end text:name="__RefHeading___Toc87951662"/></text:h>
      <text:p text:style-name="P13"/>
      <text:p text:style-name="P16"><text:span text:style-name="T40">Budżet</text:span> projektu został ograniczony do 10 PLN. Wynika to z niedawno rozpoczętej działalności firmy. </text:p>
      <text:h text:style-name="P76" text:outline-level="1"><text:bookmark-start text:name="__RefHeading___Toc87951663"/>Wymagania jakości<text:bookmark-end text:name="__RefHeading___Toc87951663"/></text:h>
      <text:p text:style-name="P13"/>
      <text:p text:style-name="P25"><text:span text:style-name="T25">System musi być w stanie obsłużyć do 30 użytkowników w szczytowym momencie </text:span><text:span text:style-name="T23">w jednym czasie. Zużycie przestrzeni dyskowej systemu nie może przekroczyć 10 GB, a zużycie pamięci RAM 1 GB. </text:span><text:span text:style-name="T24">System musi być dostępny przez 99% czasu, z wyłączeniem czasu potrzebnego na konserwacje oraz aktualizacje systemu.</text:span><text:span text:style-name="T25"> </text:span></text:p>
      <text:h text:style-name="P76" text:outline-level="1"><text:bookmark-start text:name="__RefHeading___Toc87951664"/>Priorytety<text:bookmark-end text:name="__RefHeading___Toc87951664"/></text:h>
      <text:p text:style-name="P13"/>
      <text:p text:style-name="P17">Głównym priorytetem systemu jest usprawnienie zarządzania transportem oraz łatwe jego użycie przez potencjlanych klientów.</text:p>
      <text:h text:style-name="P76" text:outline-level="1"><text:bookmark-start text:name="__RefHeading___Toc87951665"/>Pozostałe wymagania<text:bookmark-end text:name="__RefHeading___Toc87951665"/></text:h>
      <text:h text:style-name="P73" text:outline-level="2"><text:bookmark-start text:name="__RefHeading___Toc87951667"/>Wymagania systemowe i sprzętowe<text:bookmark-end text:name="__RefHeading___Toc87951667"/></text:h>
      <text:p text:style-name="P13"/>
      <text:p text:style-name="P20"><text:span text:style-name="T27">System musi być uruchomiony na platformie Windows 10 oraz Android </text:span><text:span text:style-name="T26">od wersji 5</text:span><text:span text:style-name="T27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" svg:font-family="arial" style:font-family-generic="swiss"/>
    <style:font-face style:name="Ubuntu" svg:font-family="Ubuntu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423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Wcięcie_20_normalne" style:display-name="Wcięcie normalne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language="none" fo:country="none" style:language-asian="none" style:country-asian="non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Plan_20_dokumentu" style:display-name="Plan dokumentu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Tekst_20_podstawowy_20_2" style:display-name="Tekst podstawowy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279cm" fo:margin-right="0cm" fo:margin-top="0.212cm" fo:margin-bottom="0cm" loext:contextual-spacing="false" fo:text-indent="0cm" style:auto-text-indent="false">
        <style:tab-stops>
          <style:tab-stop style:position="0.286cm"/>
          <style:tab-stop style:position="2.223cm"/>
        </style:tab-stops>
      </style:paragraph-properties>
      <style:text-properties fo:color="#0000ff" fo:font-style="italic" style:font-style-asian="italic"/>
    </style:style>
    <style:style style:name="Tekst_20_dymka" style:display-name="Tekst dymka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language="pl" fo:country="P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fo:language="pl" fo:country="P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omyślna_20_czcionka_20_akapitu">
      <style:text-properties fo:font-weight="bold" style:font-weight-asian="bold" style:font-weight-complex="bold"/>
    </style:style>
    <style:style style:name="Tekst_20_dymka_20_Znak" style:display-name="Tekst dymka Znak" style:family="text" style:parent-style-name="Domyślna_20_czcionka_20_akapitu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556cm" fo:text-indent="-0.635cm" fo:margin-left="1.55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826cm" fo:text-indent="-0.635cm" fo:margin-left="2.826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096cm" fo:text-indent="-0.635cm" fo:margin-left="4.096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366cm" fo:text-indent="-0.635cm" fo:margin-left="5.366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636cm" fo:text-indent="-0.635cm" fo:margin-left="6.636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906cm" fo:text-indent="-0.635cm" fo:margin-left="7.906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176cm" fo:text-indent="-0.635cm" fo:margin-left="9.176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446cm" fo:text-indent="-0.635cm" fo:margin-left="10.44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716cm" fo:text-indent="-0.635cm" fo:margin-left="11.7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549cm" fo:text-indent="-0.635cm" fo:margin-left="1.549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819cm" fo:text-indent="-0.635cm" fo:margin-left="2.819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089cm" fo:text-indent="-0.635cm" fo:margin-left="4.089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359cm" fo:text-indent="-0.635cm" fo:margin-left="5.35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629cm" fo:text-indent="-0.635cm" fo:margin-left="6.629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899cm" fo:text-indent="-0.635cm" fo:margin-left="7.899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169cm" fo:text-indent="-0.635cm" fo:margin-left="9.16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439cm" fo:text-indent="-0.635cm" fo:margin-left="10.439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709cm" fo:text-indent="-0.635cm" fo:margin-left="11.7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549cm" fo:text-indent="-0.635cm" fo:margin-left="1.549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819cm" fo:text-indent="-0.635cm" fo:margin-left="2.819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089cm" fo:text-indent="-0.635cm" fo:margin-left="4.089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359cm" fo:text-indent="-0.635cm" fo:margin-left="5.35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629cm" fo:text-indent="-0.635cm" fo:margin-left="6.629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899cm" fo:text-indent="-0.635cm" fo:margin-left="7.89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169cm" fo:text-indent="-0.635cm" fo:margin-left="9.16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439cm" fo:text-indent="-0.635cm" fo:margin-left="10.439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709cm" fo:text-indent="-0.635cm" fo:margin-left="11.7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549cm" fo:text-indent="-0.635cm" fo:margin-left="1.549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819cm" fo:text-indent="-0.635cm" fo:margin-left="2.819cm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089cm" fo:text-indent="-0.635cm" fo:margin-left="4.089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359cm" fo:text-indent="-0.635cm" fo:margin-left="5.359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629cm" fo:text-indent="-0.635cm" fo:margin-left="6.629cm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899cm" fo:text-indent="-0.635cm" fo:margin-left="7.899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9.169cm" fo:text-indent="-0.635cm" fo:margin-left="9.16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439cm" fo:text-indent="-0.635cm" fo:margin-left="10.439cm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709cm" fo:text-indent="-0.635cm" fo:margin-left="11.7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?" text:bullet-char="?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6.886cm" fo:margin-left="-0.203cm" table:align="left" style:writing-mode="lr-tb"/>
    </style:style>
    <style:style style:name="Table10.A" style:family="table-column">
      <style:table-column-properties style:column-width="11.252cm"/>
    </style:style>
    <style:style style:name="Table10.B" style:family="table-column">
      <style:table-column-properties style:column-width="5.63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9" style:family="table">
      <style:table-properties style:width="16.732cm" fo:margin-left="-0.191cm" table:align="left" style:writing-mode="lr-tb"/>
    </style:style>
    <style:style style:name="Table9.A" style:family="table-column">
      <style:table-column-properties style:column-width="5.57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ing">
      <style:text-properties officeooo:paragraph-rsid="0020d29d"/>
    </style:style>
    <style:style style:name="MP2" style:family="paragraph" style:parent-style-name="Main_20_Title">
      <style:text-properties fo:font-size="12pt" officeooo:paragraph-rsid="0020d29d" style:font-size-asian="12pt"/>
    </style:style>
    <style:style style:name="MP3" style:family="paragraph" style:parent-style-name="Standard">
      <style:text-properties fo:language="pl" fo:country="PL" fo:font-weight="bold" officeooo:rsid="00247200" officeooo:paragraph-rsid="00247200" style:font-weight-asian="bold"/>
    </style:style>
    <style:style style:name="MP4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l" fo:country="PL"/>
    </style:style>
    <style:style style:name="MP5" style:family="paragraph" style:parent-style-name="Standard">
      <style:text-properties fo:language="pl" fo:country="PL"/>
    </style:style>
    <style:style style:name="MP6" style:family="paragraph" style:parent-style-name="Header">
      <style:text-properties fo:language="pl" fo:country="PL"/>
    </style:style>
    <style:style style:name="MP7" style:family="paragraph" style:parent-style-name="Standard">
      <style:paragraph-properties fo:margin-left="0cm" fo:margin-right="0.635cm" fo:text-indent="0cm" style:auto-text-indent="false"/>
    </style:style>
    <style:style style:name="MP8" style:family="paragraph" style:parent-style-name="Standard">
      <style:paragraph-properties fo:text-align="center" style:justify-single-word="false"/>
    </style:style>
    <style:style style:name="MP9" style:family="paragraph" style:parent-style-name="Standard">
      <style:paragraph-properties fo:text-align="end" style:justify-single-word="false"/>
    </style:style>
    <style:style style:name="MT1" style:family="text">
      <style:text-properties officeooo:rsid="006a95d8"/>
    </style:style>
    <style:style style:name="MT2" style:family="text">
      <style:text-properties officeooo:rsid="001bac2c"/>
    </style:style>
    <style:style style:name="MT3" style:family="text">
      <style:text-properties style:font-name="Symbol" style:font-name-asian="Symbol" style:font-name-complex="Symbol"/>
    </style:style>
    <style:style style:name="MT4" style:family="text">
      <style:text-properties style:font-name="Ubuntu" officeooo:rsid="001d80b6" style:font-name-asian="Symbol" style:font-name-complex="Symbol"/>
    </style:style>
    <style:style style:name="MT5" style:family="text"/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91cm" fo:margin-left="0cm" fo:margin-right="0cm" fo:margin-top="1.192cm" style:dynamic-spacing="true"/>
      </style:footer-style>
    </style:page-layout>
    <number:number-style style:name="N0">
      <number:number number:min-integer-digits="1"/>
    </number:number-style>
    <number:date-style style:name="N108">
      <number:year number:style="long"/>
    </number:date-style>
  </office:automatic-styles>
  <office:master-styles>
    <style:master-page style:name="Standard" style:page-layout-name="Mpm1">
      <style:header>
        <text:p text:style-name="MP1"><text:user-defined style:data-style-name="N0" text:name="Firma"/></text:p>
        <text:p text:style-name="MP1"/>
        <text:p text:style-name="MP2"/>
      </style:header>
    </style:master-page>
    <style:master-page style:name="Convert_20_1" style:display-name="Convert 1" style:page-layout-name="Mpm2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">Busiarz</text:p>
            </table:table-cell>
            <table:table-cell table:style-name="Table10.B1" office:value-type="string">
              <text:p text:style-name="MP4"><text:s text:c="2"/>Wersja: <text:s text:c="10"/><text:span text:style-name="MT1">2.0</text:span></text:p>
            </table:table-cell>
          </table:table-row>
          <table:table-row table:style-name="Table10.1">
            <table:table-cell table:style-name="Table10.A1" office:value-type="string">
              <text:p text:style-name="MP5"><text:title>Wizja Projektu</text:title></text:p>
            </table:table-cell>
            <table:table-cell table:style-name="Table10.B1" office:value-type="string">
              <text:p text:style-name="MP5"><text:s text:c="2"/>Data: <text:s/><text:span text:style-name="MT2">06.03.2019</text:span></text:p>
            </table:table-cell>
          </table:table-row>
        </table:table>
        <text:p text:style-name="MP6"/>
      </style:header>
      <style:footer>
        <table:table table:name="Table9" table:style-name="Table9">
          <table:table-column table:style-name="Table9.A" table:number-columns-repeated="3"/>
          <table:table-row table:style-name="Table9.1">
            <table:table-cell table:style-name="Table9.A1" office:value-type="string">
              <text:p text:style-name="MP7">Tajne</text:p>
            </table:table-cell>
            <table:table-cell table:style-name="Table9.A1" office:value-type="string">
              <text:p text:style-name="MP8"><text:span text:style-name="MT3"></text:span><text:span text:style-name="MT4">Busiarz</text:span>, <text:date style:data-style-name="N108" text:date-value="2019-03-06T09:47:07.121000038">2019</text:date></text:p>
            </table:table-cell>
            <table:table-cell table:style-name="Table9.A1" office:value-type="string">
              <text:p text:style-name="MP9">Strona <text:span text:style-name="Page_20_Number"><text:page-number text:select-page="current">7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izja Projektu</dc:title>
    <dc:subject>MPSI</dc:subject>
    <meta:keyword/>
    <meta:initial-creator>AS</meta:initial-creator>
    <meta:creation-date>2008-11-06T12:24:00</meta:creation-date>
    <dc:date>2019-03-06T09:46:51.951000000</dc:date>
    <meta:print-date>2000-09-22T07:13:00</meta:print-date>
    <meta:editing-cycles>80</meta:editing-cycles>
    <meta:editing-duration>PT2H47M16S</meta:editing-duration>
    <meta:generator>LibreOffice/5.3.2.2$Windows_x86 LibreOffice_project/6cd4f1ef626f15116896b1d8e1398b56da0d0ee1</meta:generator>
    <meta:document-statistic meta:table-count="5" meta:image-count="0" meta:object-count="0" meta:page-count="7" meta:paragraph-count="162" meta:word-count="867" meta:character-count="6341" meta:non-whitespace-character-count="5650"/>
  </office:meta>
</office:document-meta>
</file>